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71.35pt"/>
    </style:style>
    <style:style style:name="co7" style:family="table-column">
      <style:table-column-properties fo:break-before="auto" style:column-width="66.84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end"/>
      <style:text-properties fo:color="#8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.1</text:p>
          </table:table-cell>
          <table:table-cell table:style-name="ce22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AT&amp;T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T-Mobi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.7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Verizon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21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5"/>
          <table:table-cell office:value-type="string" calcext:value-type="string">
            <text:p>div by ave price per displa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6" office:value-type="string" calcext:value-type="string">
            <text:p>Query-Advertiser</text:p>
          </table:table-cell>
          <table:table-cell table:style-name="ce26" office:value-type="string" calcext:value-type="string">
            <text:p>Budget Limit</text:p>
          </table:table-cell>
          <table:table-cell table:style-name="ce26" office:value-type="string" calcext:value-type="string">
            <text:p>Query Limit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table:formula="of:=160/5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take the minimum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table:formula="of:=100/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office:value-type="string" calcext:value-type="string">
            <text:p>T-1</text:p>
          </table:table-cell>
          <table:table-cell table:formula="of:=4/1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-1</text:p>
          </table:table-cell>
          <table:table-cell table:style-name="ce28" table:formula="of:=170/0.5"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4"/>
          <table:table-cell office:value-type="string" calcext:value-type="string">
            <text:p>A-2</text:p>
          </table:table-cell>
          <table:table-cell table:formula="of:=102/0.5"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29" office:value-type="string" calcext:value-type="string" table:number-columns-spanned="5" table:number-rows-spanned="7">
            <text:p>So here are some thoughts about the greedy solution:</text:p>
            <text:p>- Actual combinations diff from those made by linear optimization.</text:p>
            <text:p>- We had previously only used Query 3 with AT&amp;T, but we dont do it with this solution. Allocations changed.</text:p>
            <text:p>- Revenue for optimization was 428 – 60 dollar diff.  14% change.</text:p>
            <text:p>- This illustrates the different between THIS common sense solution and the optimal solution via linear optimiazation.</text:p>
          </table:table-cell>
          <table:covered-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4"/>
          <table:covered-table-cell table:number-columns-repeated="5"/>
        </table:table-row>
        <table:table-row table:style-name="ro3">
          <table:table-cell table:number-columns-repeated="6"/>
          <table:covered-table-cell table:number-columns-repeated="5"/>
        </table:table-row>
        <table:table-row table:style-name="ro3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5" office:value-type="string" calcext:value-type="string">
            <text:p>Remaining</text:p>
          </table:table-cell>
          <table:table-cell/>
          <table:covered-table-cell table:number-columns-repeated="5"/>
        </table:table-row>
        <table:table-row table:style-name="ro3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/>
          <table:covered-table-cell table:number-columns-repeated="5"/>
        </table:table-row>
        <table:table-row table:style-name="ro3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/>
          <table:covered-table-cell table:number-columns-repeated="5"/>
        </table:table-row>
        <table:table-row table:style-name="ro3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/>
          <table:covered-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5" office:value-type="string" calcext:value-type="string">
            <text:p>Remaining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style-name="ce27" office:value-type="string" calcext:value-type="string">
            <text:p>No more displays remaining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style-name="ce27" office:value-type="string" calcext:value-type="string">
            <text:p>No more displays remaining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style-name="ce27" office:value-type="string" calcext:value-type="string">
            <text:p>No more displays remain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0:15:55.6961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1T10:34:03.661507000</dc:date>
    <meta:editing-duration>P1DT48M53S</meta:editing-duration>
    <meta:editing-cycles>6</meta:editing-cycles>
    <meta:generator>LibreOffice/4.4.3.2$MacOSX_X86_64 LibreOffice_project/88805f81e9fe61362df02b9941de8e38a9b5fd16</meta:generator>
    <meta:document-statistic meta:table-count="1" meta:cell-count="149" meta:object-count="0"/>
  </office:meta>
</office:document-meta>
</file>